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Hack" svg:font-family="Hack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22cm" fo:min-width="17.915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top" draw:auto-grow-height="false" fo:min-height="10.545cm" fo:min-width="17.915cm" loext:decorative="false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4" style:family="graphic" style:parent-style-name="standard">
      <style:graphic-properties draw:textarea-horizontal-align="justify" draw:textarea-vertical-align="top" draw:auto-grow-height="false" fo:min-height="6.417cm" fo:min-width="17.914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3.877cm" fo:min-width="12.2cm" loext:decorative="false"/>
      <style:paragraph-properties style:writing-mode="lr-tb"/>
    </style:style>
    <style:style style:name="gr6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7" style:family="graphic" style:parent-style-name="standard" style:list-style-name="L1">
      <style:graphic-properties draw:fill-color="#158466" draw:textarea-horizontal-align="justify" draw:textarea-vertical-align="middle" draw:auto-grow-height="false" fo:min-height="0.703cm" fo:min-width="3.628cm" loext:decorative="false"/>
      <style:paragraph-properties style:writing-mode="lr-tb"/>
    </style:style>
    <style:style style:name="gr8" style:family="graphic" style:parent-style-name="standard">
      <style:graphic-properties draw:fill-color="#158466" draw:textarea-horizontal-align="justify" draw:textarea-vertical-align="middle" draw:auto-grow-height="false" fo:min-height="0.597cm" fo:min-width="3.628cm" loext:decorative="false"/>
      <style:paragraph-properties style:writing-mode="lr-tb"/>
    </style:style>
    <style:style style:name="gr9" style:family="graphic" style:parent-style-name="standard" style:list-style-name="L1">
      <style:graphic-properties draw:fill-color="#158466" draw:textarea-horizontal-align="justify" draw:textarea-vertical-align="middle" draw:auto-grow-height="false" fo:min-height="0.703cm" fo:min-width="6.485cm" loext:decorative="false"/>
      <style:paragraph-properties style:writing-mode="lr-tb"/>
    </style:style>
    <style:style style:name="gr10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style:font-name="Hack" fo:font-size="10pt" style:font-size-asian="10pt" style:font-size-complex="10pt"/>
    </style:style>
    <style:style style:name="P3" style:family="paragraph">
      <style:paragraph-properties fo:margin-left="0cm" fo:margin-right="0cm" fo:margin-top="0cm" fo:margin-bottom="0cm" fo:line-height="100%" fo:text-align="start" fo:text-indent="0cm"/>
      <style:text-properties style:font-name="Hack"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  <style:text-properties style:font-name="DejaVu Sans" fo:font-size="10pt" style:font-size-asian="10pt" style:font-size-complex="10pt"/>
    </style:style>
    <style:style style:name="P6" style:family="paragraph">
      <style:paragraph-properties fo:text-align="center"/>
      <style:text-properties style:font-name="DejaVu Sans" fo:font-size="10pt" style:font-size-asian="10pt" style:font-size-complex="10pt"/>
    </style:style>
    <style:style style:name="P7" style:family="paragraph">
      <style:paragraph-properties fo:text-align="justify"/>
    </style:style>
    <style:style style:name="P8" style:family="paragraph">
      <style:paragraph-properties fo:text-align="start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-color="#158466"/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-color="#158466"/>
      <style:paragraph-properties fo:text-align="center"/>
      <style:text-properties fo:font-size="10pt" style:font-size-asian="10pt" style:font-size-complex="10pt"/>
    </style:style>
    <style:style style:name="T1" style:family="text">
      <style:text-properties style:font-name="Hack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Hack"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font-name="Hack" fo:font-size="10pt" style:font-size-asian="10pt" style:font-size-complex="10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Hack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DejaVu Sans" fo:font-size="10pt" style:font-size-asian="10pt" style:font-size-complex="10pt"/>
    </style:style>
    <style:style style:name="T6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15cm" svg:height="1.572cm" svg:x="1.378cm" svg:y="13.382cm">
          <text:p text:style-name="P1">PHP Server filesystem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415cm" svg:height="10.795cm" svg:x="1.317cm" svg:y="1.635cm">
          <text:p text:style-name="P2"><text:span text:style-name="T1">var</text:span></text:p>
          <text:p text:style-name="P2"><text:span text:style-name="T2">url = ‘/NicerAppWebOS/businessLogic/taskManager/ajax/taskStart.php’,</text:span></text:p>
          <text:p text:style-name="P2"><text:span text:style-name="T2">ac = {</text:span></text:p>
          <text:p text:style-name="P2"><text:span text:style-name="T2"><text:s text:c="2"/></text:span><text:span text:style-name="T2">type : ‘POST’,</text:span></text:p>
          <text:p text:style-name="P2"><text:span text:style-name="T2"><text:s text:c="2"/></text:span><text:span text:style-name="T2">url : url,</text:span></text:p>
          <text:p text:style-name="P2"><text:span text:style-name="T2"><text:s text:c="2"/></text:span><text:span text:style-name="T2">data : {</text:span><text:span text:style-name="T1"><text:line-break/></text:span><text:span text:style-name="T1"><text:tab/></text:span><text:span text:style-name="T3">“naDataType” : “naTaskCommand”,</text:span></text:p>
          <text:p text:style-name="P2"><text:span text:style-name="T3"><text:tab/></text:span><text:span text:style-name="T3">“</text:span><text:span text:style-name="T3">naCommandType” : “naFilesCopy”,</text:span></text:p>
          <text:p text:style-name="P3"><text:span text:style-name="T4"><text:tab/></text:span><text:span text:style-name="T4">“</text:span><text:span text:style-name="T4">naFrom” : “{$naDomainWebRoot}/NicerAppWebOS/siteMedia/backgrounds”,</text:span><text:span text:style-name="T4"><text:line-break/></text:span><text:span text:style-name="T4"><text:tab/></text:span><text:span text:style-name="T4">“naTo” : “{$naDomainWebRoot}/downloads/siteMedia”,</text:span><text:span text:style-name="T4"><text:line-break/></text:span><text:span text:style-name="T3"><text:tab/></text:span><text:span text:style-name="T3">“naIssuedWhen” : “2025-11-15-Saturday 06:34CET”,</text:span></text:p>
          <text:p text:style-name="P2"><text:span text:style-name="T3"><text:tab/></text:span><text:span text:style-name="T3">“</text:span><text:span text:style-name="T3">naIssuedFromIP” : “123.78.202.21”,</text:span></text:p>
          <text:p text:style-name="P2"><text:span text:style-name="T3"><text:tab/></text:span><text:span text:style-name="T3">”</text:span><text:span text:style-name="T3">naIssuedByUser” : “said_by___Friendly__Pirate”,</text:span><text:span text:style-name="T3"><text:line-break/></text:span><text:span text:style-name="T3"><text:tab/></text:span><text:span text:style-name="T3">“naIssuedByUserAgent” : “Mozilla/5.0 (X11; Linux x86_64) AppleWebKit/537.36 (KHTML, like Gecko) Chrome/142.0.0.0 Safari/537.36”</text:span><text:span text:style-name="T3"><text:line-break/></text:span><text:span text:style-name="T3"> <text:s/>},</text:span></text:p>
          <text:p text:style-name="P2"><text:span text:style-name="T3"><text:s text:c="2"/></text:span><text:span text:style-name="T3">success : function (data, ts, xhr) {</text:span></text:p>
          <text:p text:style-name="P2"><text:span text:style-name="T3"><text:tab/></text:span><text:span text:style-name="T3">try {</text:span></text:p>
          <text:p text:style-name="P2"><text:span text:style-name="T3"><text:tab/></text:span><text:span text:style-name="T3"><text:tab/></text:span><text:span text:style-name="T3">var dat = JSON.parse(data);</text:span></text:p>
          <text:p text:style-name="P2"><text:span text:style-name="T3"><text:tab/></text:span><text:span text:style-name="T3">} catch(e) {</text:span></text:p>
          <text:p text:style-name="P2"><text:span text:style-name="T3"><text:tab/></text:span><text:span text:style-name="T3"><text:tab/></text:span><text:span text:style-name="T3">na.m.log (6, ‘Invalid response from url=’+url+’; data=’+data);</text:span></text:p>
          <text:p text:style-name="P2"><text:span text:style-name="T3"><text:tab/></text:span><text:span text:style-name="T3">}</text:span></text:p>
          <text:p text:style-name="P2"><text:span text:style-name="T3"><text:s text:c="2"/></text:span><text:span text:style-name="T3">}</text:span></text:p>
          <text:p text:style-name="P2"><text:span text:style-name="T3">};</text:span></text:p>
          <text:p text:style-name="P2"><text:span text:style-name="T3">jQuery.ajax (ac);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.27cm" svg:y1="12.43cm" svg:x2="2.27cm" svg:y2="13.382cm">
          <text:p/>
        </draw:line>
        <draw:line draw:style-name="gr3" draw:text-style-name="P4" draw:layer="layout" svg:x1="6.776cm" svg:y1="15.928cm" svg:x2="6.715cm" svg:y2="14.97cm">
          <text:p/>
        </draw:line>
        <draw:custom-shape draw:style-name="gr4" draw:text-style-name="P6" draw:layer="layout" svg:width="18.414cm" svg:height="6.667cm" svg:x="1.318cm" svg:y="15.923cm">
          <text:p text:style-name="P5"><text:span text:style-name="T5">/NicerAppWebOS/businessLogic/taskManager/functions.php</text:span><text:span text:style-name="T5"><text:line-break/></text:span><text:span text:style-name="T5"><text:line-break/></text:span><text:span text:style-name="T5"/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2.7cm" svg:height="4.127cm" svg:x="7.032cm" svg:y="24.178cm">
          <text:p text:style-name="P7">#~:crontab -e</text:p>
          <text:p text:style-name="P8">*/2 * * * * php /var/www/nicer.app-5.10.z/domains/said.by/NicerAppWebOS/businessLogic/taskManager/crontab_continueTasks.php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7.827cm" svg:y1="24.177cm" svg:x2="17.51cm" svg:y2="21.637cm">
          <text:p/>
        </draw:line>
        <draw:custom-shape draw:style-name="gr7" draw:text-style-name="P10" draw:layer="layout" svg:width="4.128cm" svg:height="0.953cm" svg:x="15.287cm" svg:y="16.557cm">
          <text:p text:style-name="P9"><text:span text:style-name="T5">naTaskSplit($taskID)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4.128cm" svg:height="0.847cm" svg:x="15.042cm" svg:y="20.624cm">
          <text:p text:style-name="P1"><text:span text:style-name="T6">naContinueTasks()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6.985cm" svg:height="0.953cm" svg:x="1.952cm" svg:y="21.002cm">
          <text:p text:style-name="P9"><text:span text:style-name="T5">naFindTasks([‘subTasks’=&gt;true])</text:span></text:p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14.97cm" svg:y1="21.002cm" svg:x2="8.885cm" svg:y2="21.48cm">
          <text:p/>
        </draw:line>
        <draw:line draw:style-name="gr11" draw:text-style-name="P4" draw:layer="layout" svg:x1="15.287cm" svg:y1="20.685cm" svg:x2="15.922cm" svg:y2="17.51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Hack" svg:font-family="Hack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5T05:58:16.438648104</meta:creation-date>
    <meta:generator>LibreOffice/24.2.7.2$Linux_X86_64 LibreOffice_project/420$Build-2</meta:generator>
    <dc:date>2025-11-15T08:17:20.914651112</dc:date>
    <meta:editing-duration>PT1H18M29S</meta:editing-duration>
    <meta:editing-cycles>10</meta:editing-cycles>
    <meta:document-statistic meta:object-count="12"/>
  </office:meta>
</office:document-meta>
</file>